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p text:style-name="Title">ID: 1 - HP EliteBook x360 1030 G2</text:p>
      <text:p text:style-name="Standard">CPU: i5-8th Gen / 4 cores at 2.50GHz</text:p>
      <text:p text:style-name="Standard">RAM: 8GB | Storage: 128 NVMe</text:p>
      <text:p text:style-name="Standard">Battery: NO | BIOS: Unlocked</text:p>
      <text:p text:style-name="Standard">Loc: A-A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